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281f" officeooo:paragraph-rsid="0017281f"/>
    </style:style>
    <style:style style:name="P2" style:family="paragraph" style:parent-style-name="Standard">
      <style:text-properties officeooo:rsid="00174225" officeooo:paragraph-rsid="00174225"/>
    </style:style>
    <style:style style:name="P3" style:family="paragraph" style:parent-style-name="Standard">
      <style:text-properties fo:font-weight="bold" officeooo:rsid="0017281f" officeooo:paragraph-rsid="0017281f" style:font-weight-asian="bold" style:font-weight-complex="bold"/>
    </style:style>
    <style:style style:name="P4" style:family="paragraph" style:parent-style-name="Standard">
      <style:text-properties fo:font-weight="bold" officeooo:rsid="0017bdb2" officeooo:paragraph-rsid="0017bdb2" style:font-weight-asian="bold" style:font-weight-complex="bold"/>
    </style:style>
    <style:style style:name="P5" style:family="paragraph" style:parent-style-name="Standard">
      <style:text-properties officeooo:rsid="0017bdb2" officeooo:paragraph-rsid="0017bdb2"/>
    </style:style>
    <style:style style:name="T1" style:family="text">
      <style:text-properties style:text-line-through-style="solid" style:text-line-through-type="singl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cene 1: John</text:p>
      <text:p text:style-name="P1">Dit is John. John is een buitenlandse toerist. Er komen tegenwoordig steeds meer toeristen zoals John.</text:p>
      <text:p text:style-name="P1"/>
      <text:p text:style-name="P3">Scene 2: Toeristengroei</text:p>
      <text:p text:style-name="P2">Het aantal toeristen in Amsterdam neemt de laatste jaren hard toe. Dit gebeurt in zowel de winterperiode als in de zomerperiode. Tussen 2012 tot 2015 is het aantal toeristen met 6% toegenomen.</text:p>
      <text:p text:style-name="P1"/>
      <text:p text:style-name="P3">Scene 3: Henkie</text:p>
      <text:p text:style-name="P2">Dit is Henkie, Henkie woont in Amsterdam. Henkie stoort zich aan de toename van de toeristen, doordat ze voor veel drukte en overlast zorgen.</text:p>
      <text:p text:style-name="P1"/>
      <text:p text:style-name="P3">Scene 4: Routes in Amsterdam</text:p>
      <text:p text:style-name="P2">Er komen heel veel toeristen in het centrum van Amsterdam. Deze bezoeken allemaal dezelfde plaatsen, lopen allemaal ongeveer dezelfde routes en zorgen zo voor veel drukte.</text:p>
      <text:p text:style-name="P1"/>
      <text:p text:style-name="P3">Scene 5: Overlast door Toeristen</text:p>
      <text:p text:style-name="P2">Naast het feit dat het drukker wordt in de binnenstad, zijn er ook veel meer incidenten met toeristen, waarbij de politie wordt betrokken. In dezelfde periode dat het aantal toeristen steeg met 6%, steeg het totaal aantal incidenten in de binnenstad met 15%, waarbij het van deze incidenten waarbij een toerist betrokken was steeg met 77,5%.</text:p>
      <text:p text:style-name="P1"/>
      <text:p text:style-name="P3">Scene 6: Werktoename, blije Henkie.</text:p>
      <text:p text:style-name="P2">Echter zijn niet alle effecten van toeristen negatief. Zo is er meer werkgelegenheid gekomen in de toeristische sector. Zo zijn het aantal banen bij hotels flink toegenomen, één van de meest toerist afhankelijke sectoren. Henkie is dan wel boos, hij werkt wel bij een hotel als piccolo. Zonder de toename van toeristen was Henkie werkeloos.</text:p>
      <text:p text:style-name="P1"/>
      <text:p text:style-name="P3">Scene 7: Trekpleisters </text:p>
      <text:p text:style-name="P5">Een eventuele oplossing voor de drukte en samenhangende incidenten, is het toerisme te verspreiden. De toeristen in Amsterdam moeten worden aangespoord om andere trekpleisters te bezoeken, zoals de Adam toren in Noord-Amsterdam. De Dom of Zandvoort. De Drenthse Hunnebedden. Het Evoluon in Eindhoven of zelfs het Drie landen punt in Limburg. Kortom, Nederland moet het toerisme niet tegengaan, maar verspreiden.</text:p>
      <text:p text:style-name="P5"/>
      <text:p text:style-name="P4">Aftiteling:</text:p>
      <text:p text:style-name="P5">Animatie:<text:tab/><text:tab/>Flora</text:p>
      <text:p text:style-name="P5">Voice-Over:<text:tab/><text:tab/>Bob</text:p>
      <text:p text:style-name="P5">Editing:<text:tab/><text:tab/>Tobias</text:p>
      <text:p text:style-name="P5">Keihard werken:<text:tab/><text:span text:style-name="T1">Jes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7T10:56:36.626254160</meta:creation-date>
    <dc:date>2017-12-07T12:45:27.286316072</dc:date>
    <meta:editing-duration>PT1H9M54S</meta:editing-duration>
    <meta:editing-cycles>1</meta:editing-cycles>
    <meta:document-statistic meta:table-count="0" meta:image-count="0" meta:object-count="0" meta:page-count="1" meta:paragraph-count="19" meta:word-count="306" meta:character-count="1947" meta:non-whitespace-character-count="1656"/>
    <meta:generator>LibreOffice/5.1.6.2$Linux_X86_64 LibreOffice_project/10m0$Build-2</meta:generator>
  </office:meta>
</office:document-meta>
</file>